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31AC9789485208D6434.png" manifest:media-type="image/png"/>
  <manifest:file-entry manifest:full-path="Pictures/10000200000001C600000258AB6C458016A2C51F.gif" manifest:media-type="image/gif"/>
  <manifest:file-entry manifest:full-path="Pictures/1000000000000096000000C69933170515CEFFB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pitch="variable"/>
    <style:font-face style:name="Arial Unicode MS1" svg:font-family="'Arial Unicode MS'" style:font-pitch="variable"/>
    <style:font-face style:name="Lucida Sans Unicode" svg:font-family="'Lucida Sans Unicode'" style:font-pitch="variable"/>
    <style:font-face style:name="Tahoma3"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Tahoma1" svg:font-family="Tahoma"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602cm" fo:min-width="2.278cm"/>
    </style:style>
    <style:style style:name="gr2" style:family="graphic" style:parent-style-name="standard">
      <style:graphic-properties draw:textarea-horizontal-align="justify" draw:textarea-vertical-align="middle" draw:auto-grow-height="false" fo:min-height="1.602cm" fo:min-width="2.742cm"/>
    </style:style>
    <style:style style:name="gr3" style:family="graphic" style:parent-style-name="standard">
      <style:graphic-properties draw:textarea-horizontal-align="justify" draw:textarea-vertical-align="middle" draw:auto-grow-height="false" fo:min-height="1.334cm" fo:min-width="2.001cm"/>
    </style:style>
    <style:style style:name="gr4" style:family="graphic" style:parent-style-name="standard">
      <style:graphic-properties draw:textarea-horizontal-align="justify" draw:textarea-vertical-align="middle" draw:auto-grow-height="false" fo:min-height="1.334cm" fo:min-width="2.501cm"/>
    </style:style>
    <style:style style:name="gr5" style:family="graphic" style:parent-style-name="standard">
      <style:graphic-properties draw:fill="none" draw:textarea-horizontal-align="justify" draw:textarea-vertical-align="middle" draw:auto-grow-height="false" fo:min-height="13.75cm" fo:min-width="18cm"/>
    </style:style>
    <style:style style:name="gr6" style:family="graphic" style:parent-style-name="standard">
      <style:graphic-properties draw:textarea-horizontal-align="justify" draw:textarea-vertical-align="middle" draw:auto-grow-height="false" fo:min-height="2.066cm" fo:min-width="2.278cm"/>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text">
      <style:graphic-properties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25cm"/>
    </style:style>
    <style:style style:name="gr11" style:family="graphic" style:parent-style-name="standard">
      <style:graphic-properties draw:textarea-horizontal-align="justify" draw:textarea-vertical-align="middle" draw:auto-grow-height="false" fo:min-height="1.602cm" fo:min-width="1.816cm"/>
    </style:style>
    <style:style style:name="gr12" style:family="graphic">
      <style:graphic-properties style:protect="size"/>
    </style:style>
    <style:style style:name="pr1" style:family="presentation" style:parent-style-name="cs3-title">
      <style:graphic-properties fo:min-height="2cm"/>
    </style:style>
    <style:style style:name="pr2" style:family="presentation" style:parent-style-name="cs3-notes">
      <style:graphic-properties draw:fill-color="#ffffff" fo:min-height="13.364cm"/>
    </style:style>
    <style:style style:name="pr3" style:family="presentation" style:parent-style-name="cs3-title">
      <style:graphic-properties fo:min-height="3.506cm"/>
    </style:style>
    <style:style style:name="pr4" style:family="presentation" style:parent-style-name="cs3-outline1">
      <style:graphic-properties fo:min-height="12.18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color="#000000"/>
    </style:style>
    <style:style style:name="P4" style:family="paragraph">
      <loext:graphic-properties draw:fill="none"/>
      <style:paragraph-properties fo:text-align="center"/>
      <style:text-properties fo:color="#000000" fo:font-size="14pt" style:font-size-asian="14pt" style:font-size-complex="14pt"/>
    </style:style>
    <style:style style:name="P5" style:family="paragraph">
      <loext:graphic-properties draw:fill="none"/>
      <style:paragraph-properties fo:text-align="center"/>
      <style:text-properties fo:color="#800000" fo:font-size="14pt" style:font-size-asian="14pt" style:font-size-complex="14pt"/>
    </style:style>
    <style:style style:name="P6" style:family="paragraph">
      <style:paragraph-properties fo:text-align="center"/>
      <style:text-properties fo:font-size="14pt" style:font-size-asian="14pt" style:font-size-complex="14pt"/>
    </style:style>
    <style:style style:name="P7" style:family="paragraph">
      <style:paragraph-properties fo:text-align="center"/>
      <style:text-properties style:use-window-font-color="true" fo:font-size="15pt"/>
    </style:style>
    <style:style style:name="P8" style:family="paragraph">
      <loext:graphic-properties draw:fill="none"/>
      <style:paragraph-properties fo:text-align="center"/>
      <style:text-properties style:use-window-font-color="true" fo:font-size="15pt"/>
    </style:style>
    <style:style style:name="P9" style:family="paragraph">
      <loext:graphic-properties draw:fill="none" draw:fill-color="#ffffff"/>
      <style:text-properties style:use-window-font-color="true" fo:font-size="15pt"/>
    </style:style>
    <style:style style:name="P10" style:family="paragraph">
      <loext:graphic-properties draw:fill-color="#ffffff"/>
    </style:style>
    <style:style style:name="P11" style:family="paragraph">
      <style:text-properties fo:font-size="14pt" style:font-size-asian="14pt" style:font-size-complex="14pt"/>
    </style:style>
    <style:style style:name="T1" style:family="text">
      <style:text-properties fo:font-size="44pt" style:font-size-asian="40pt" style:font-size-complex="40pt"/>
    </style:style>
    <style:style style:name="T2" style:family="text">
      <style:text-properties fo:font-size="14pt" style:font-size-asian="14pt" style:font-size-complex="14pt"/>
    </style:style>
    <style:style style:name="T3" style:family="text">
      <style:text-properties fo:color="#800000" fo:font-size="14pt" style:font-size-asian="14pt" style:font-size-complex="14pt"/>
    </style:style>
    <style:style style:name="T4" style:family="text">
      <style:text-properties fo:color="#0000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s3" presentation:presentation-page-layout-name="AL1T1">
        <office:forms form:automatic-focus="false" form:apply-design-mode="false"/>
        <draw:frame presentation:style-name="pr1" draw:layer="layout" svg:width="25.199cm" svg:height="2cm" svg:x="1.4cm" svg:y="1.5cm" presentation:class="title" presentation:user-transformed="true">
          <draw:text-box>
            <text:p><text:span text:style-name="T1">Docker compositie</text:span></text:p>
          </draw:text-box>
        </draw:frame>
        <draw:custom-shape draw:style-name="gr1" draw:text-style-name="P1" xml:id="id9" draw:id="id9" draw:layer="layout" svg:width="3cm" svg:height="2cm" svg:x="1.5cm" svg:y="7cm">
          <text:p text:style-name="P1">DWO<text:line-break/>Exp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2" draw:id="id2" draw:layer="layout" svg:width="3.5cm" svg:height="2cm" svg:x="19cm" svg:y="5cm">
          <text:p text:style-name="P1">ogr2ogr<text:line-break/>+ cr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4" draw:id="id4" draw:layer="layout" svg:width="3.5cm" svg:height="2cm" svg:x="6.5cm" svg:y="10cm">
          <text:p text:style-name="P1">Nginx<text:line-break/>(8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3" draw:id="id3" draw:layer="layout" svg:width="3.5cm" svg:height="2cm" svg:x="14cm" svg:y="10cm">
          <text:p text:style-name="P1">GeoServ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1" xml:id="id7" draw:id="id7" draw:layer="layout" svg:width="2.5cm" svg:height="3cm" svg:x="7cm" svg:y="14.5cm">
          <text:p text:style-name="P1">nginx_<text:line-break/>log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xml:id="id5" draw:id="id5" draw:layer="layout" svg:width="2.5cm" svg:height="3cm" svg:x="10.5cm" svg:y="7cm">
          <text:p text:style-name="P1">atom_<text:line-break/>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 xml:id="id1" draw:id="id1" draw:layer="layout" svg:width="3cm" svg:height="3cm" svg:x="20cm" svg:y="9.5cm">
          <text:p text:style-name="P1">GeoServer<text:line-break/>_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8" draw:id="id8" draw:layer="layout" svg:width="3.5cm" svg:height="2cm" svg:x="11.5cm" svg:y="16cm">
          <text:p text:style-name="P1">AWStat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2" draw:layer="layout" svg:width="18.5cm" svg:height="14cm" svg:x="5cm" svg:y="4.5cm">
          <text:p/>
          <draw:enhanced-geometry svg:viewBox="0 0 21600 21600" draw:type="rectangle" draw:enhanced-path="M 0 0 L 21600 0 21600 21600 0 21600 0 0 Z N"/>
        </draw:custom-shape>
        <draw:custom-shape draw:style-name="gr2" draw:text-style-name="P1" xml:id="id6" draw:id="id6" draw:layer="layout" svg:width="3.5cm" svg:height="2cm" svg:x="6cm" svg:y="5cm">
          <text:p text:style-name="P1">d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3cm" svg:height="2cm" svg:x="1.5cm" svg:y="10cm">
          <text:p text:style-name="P1">NG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10" draw:id="id10" draw:layer="layout" svg:width="3cm" svg:height="2cm" svg:x="1.5cm" svg:y="12.5cm">
          <text:p text:style-name="P1">Monit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 xml:id="id11" draw:id="id11" draw:layer="layout" svg:width="3cm" svg:height="2.5cm" svg:x="1.5cm" svg:y="15cm">
          <text:p text:style-name="P1">Afnemers<text:line-break/>View &amp;<text:line-break/>Down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4" draw:layer="layout" draw:type="lines" svg:x1="21.5cm" svg:y1="9.5cm" svg:x2="20.75cm" svg:y2="7cm" draw:start-shape="id1" draw:start-glue-point="5" draw:end-shape="id2" draw:end-glue-point="6" svg:d="M21500 9500v-501l-750-1497v-502" svg:viewBox="0 0 751 2501">
          <text:p text:style-name="P3"><text:span text:style-name="T2">get .shp</text:span></text:p>
        </draw:connector>
        <draw:connector draw:style-name="gr7" draw:text-style-name="P5" draw:layer="layout" draw:type="lines" svg:x1="17.5cm" svg:y1="11cm" svg:x2="20cm" svg:y2="11cm" draw:start-shape="id3" draw:start-glue-point="7" draw:end-shape="id1" draw:end-glue-point="6" svg:d="M17500 11000h502 1497 501" svg:viewBox="0 0 2501 1">
          <text:p text:style-name="P1"><text:span text:style-name="T3">Upload</text:span></text:p>
        </draw:connector>
        <draw:connector draw:style-name="gr7" draw:text-style-name="P4" draw:layer="layout" draw:type="lines" svg:x1="10cm" svg:y1="11cm" svg:x2="14cm" svg:y2="11cm" draw:start-shape="id4" draw:start-glue-point="7" draw:end-shape="id3" draw:end-glue-point="5" svg:d="M10000 11000h502 2997 501" svg:viewBox="0 0 4001 1">
          <text:p text:style-name="P6"><text:span text:style-name="T4">upload</text:span></text:p>
        </draw:connector>
        <draw:connector draw:style-name="gr7" draw:text-style-name="P4" draw:layer="layout" draw:type="lines" svg:x1="15.75cm" svg:y1="12cm" svg:x2="8.25cm" svg:y2="12cm" draw:start-shape="id3" draw:start-glue-point="6" draw:end-shape="id4" draw:end-glue-point="6" svg:d="M15750 12000v502h-7500v-502" svg:viewBox="0 0 7501 503">
          <text:p text:style-name="P6"><text:span text:style-name="T4">view</text:span></text:p>
        </draw:connector>
        <draw:connector draw:style-name="gr8" draw:text-style-name="P2" draw:layer="layout" draw:type="lines" svg:x1="10.5cm" svg:y1="8.5cm" svg:x2="8.25cm" svg:y2="10cm" draw:start-shape="id5" draw:start-glue-point="6" draw:end-shape="id4" draw:end-glue-point="4" svg:d="M10500 8500h-501l-1749 999v501" svg:viewBox="0 0 2251 1501">
          <text:p/>
        </draw:connector>
        <draw:connector draw:style-name="gr9" draw:text-style-name="P1" draw:layer="layout" draw:type="lines" svg:x1="19cm" svg:y1="6cm" svg:x2="13cm" svg:y2="8.5cm" draw:start-shape="id2" draw:start-glue-point="5" draw:end-shape="id5" draw:end-glue-point="8" svg:d="M19000 6000h-501l-4997 2500h-502" svg:viewBox="0 0 6001 2501">
          <text:p text:style-name="P1"/>
        </draw:connector>
        <draw:connector draw:style-name="gr7" draw:text-style-name="P2" draw:layer="layout" draw:type="lines" svg:x1="19cm" svg:y1="6cm" svg:x2="9.5cm" svg:y2="6cm" draw:start-shape="id2" draw:start-glue-point="5" draw:end-shape="id6" draw:end-glue-point="7" svg:d="M19000 6000h-501-8497-502" svg:viewBox="0 0 9501 1">
          <text:p text:style-name="P1">refresh table</text:p>
        </draw:connector>
        <draw:connector draw:style-name="gr8" draw:text-style-name="P2" draw:layer="layout" draw:type="lines" svg:x1="7.75cm" svg:y1="7cm" svg:x2="15.75cm" svg:y2="10cm" draw:start-shape="id6" draw:start-glue-point="6" draw:end-shape="id3" draw:end-glue-point="4" svg:d="M7750 7000v502l8000 1997v501" svg:viewBox="0 0 8001 3001">
          <text:p/>
        </draw:connector>
        <draw:connector draw:style-name="gr8" draw:text-style-name="P2" draw:layer="layout" draw:type="lines" svg:x1="8.25cm" svg:y1="12cm" svg:x2="8.25cm" svg:y2="14.5cm" draw:start-shape="id4" draw:start-glue-point="6" draw:end-shape="id7" draw:end-glue-point="5" svg:d="M8250 12000v502 1497 501" svg:viewBox="0 0 1 2501">
          <text:p/>
        </draw:connector>
        <draw:connector draw:style-name="gr8" draw:text-style-name="P2" draw:layer="layout" draw:type="lines" svg:x1="9.5cm" svg:y1="16cm" svg:x2="11.5cm" svg:y2="17cm" draw:start-shape="id7" draw:start-glue-point="8" draw:end-shape="id8" svg:d="M9500 16000h502l997 1000h501" svg:viewBox="0 0 2001 1001">
          <text:p/>
        </draw:connector>
        <draw:connector draw:style-name="gr8" draw:text-style-name="P2" draw:layer="layout" draw:type="lines" svg:x1="4.5cm" svg:y1="8cm" svg:x2="6.5cm" svg:y2="11cm" draw:start-shape="id9" draw:start-glue-point="7" draw:end-shape="id4" draw:end-glue-point="5" svg:d="M4500 8000h502l997 3000h501" svg:viewBox="0 0 2001 3001">
          <text:p/>
        </draw:connector>
        <draw:connector draw:style-name="gr8" draw:text-style-name="P2" draw:layer="layout" draw:type="lines" svg:x1="6.5cm" svg:y1="11cm" svg:x2="4.5cm" svg:y2="13.5cm" draw:start-shape="id4" draw:start-glue-point="5" draw:end-shape="id10" draw:end-glue-point="7" svg:d="M6500 11000h-501l-997 2500h-502" svg:viewBox="0 0 2001 2501">
          <text:p/>
        </draw:connector>
        <draw:connector draw:style-name="gr8" draw:text-style-name="P2" draw:layer="layout" draw:type="lines" svg:x1="6.5cm" svg:y1="11cm" svg:x2="4.5cm" svg:y2="16.25cm" draw:start-shape="id4" draw:start-glue-point="5" draw:end-shape="id11" draw:end-glue-point="7" svg:d="M6500 11000h-501l-997 5250h-502" svg:viewBox="0 0 2001 5251">
          <text:p/>
        </draw:connector>
        <draw:connector draw:style-name="gr7" draw:text-style-name="P8" draw:layer="layout" draw:type="lines" svg:x1="19cm" svg:y1="6cm" svg:x2="13cm" svg:y2="8.5cm" draw:start-shape="id2" draw:start-glue-point="5" draw:end-shape="id5" draw:end-glue-point="8" svg:d="M19000 6000h-501l-4997 2500h-502" svg:viewBox="0 0 6001 2501">
          <text:p text:style-name="P7">refresh zips &amp;</text:p>
          <text:p text:style-name="P7">update data</text:p>
        </draw:connector>
        <draw:frame draw:style-name="gr10" draw:text-style-name="P9" draw:layer="layout" svg:width="5cm" svg:height="0.802cm" svg:x="12cm" svg:y="3.698cm">
          <draw:text-box>
            <text:p>Docker machine</text:p>
          </draw:text-box>
        </draw:frame>
        <draw:custom-shape draw:style-name="gr2" draw:text-style-name="P1" xml:id="id12" draw:id="id12" draw:layer="layout" svg:width="3.5cm" svg:height="2cm" svg:x="13.5cm" svg:y="13.5cm">
          <text:p text:style-name="P1">backup</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8" draw:layer="layout" draw:type="lines" svg:x1="10.097cm" svg:y1="16.129cm" svg:x2="13.5cm" svg:y2="14.5cm" draw:end-shape="id12" draw:end-glue-point="5" svg:d="M10097 16129l2902-1629h501" svg:viewBox="0 0 3404 1630">
          <text:p/>
        </draw:connector>
        <draw:connector draw:style-name="gr8" draw:text-style-name="P8" draw:layer="layout" draw:type="lines" svg:x1="11.75cm" svg:y1="10cm" svg:x2="15.25cm" svg:y2="13.5cm" draw:start-shape="id5" draw:start-glue-point="7" draw:end-shape="id12" draw:end-glue-point="4" svg:d="M11750 10000v502l3500 2497v501" svg:viewBox="0 0 3501 3501">
          <text:p/>
        </draw:connector>
        <draw:connector draw:style-name="gr8" draw:text-style-name="P8" draw:layer="layout" draw:type="lines" svg:x1="21.5cm" svg:y1="12.5cm" svg:x2="15.25cm" svg:y2="13.5cm" draw:start-shape="id1" draw:start-glue-point="7" draw:end-shape="id12" draw:end-glue-point="4" svg:d="M21500 12500v502l-6250-3v501" svg:viewBox="0 0 6251 1001">
          <text:p/>
        </draw:connector>
        <draw:custom-shape draw:style-name="gr3" draw:text-style-name="P1" xml:id="id13" draw:id="id13" draw:layer="layout" svg:width="2.5cm" svg:height="3cm" svg:x="19cm" svg:y="15cm">
          <text:p text:style-name="P1">AWStats<text:line-break/>_resul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8" draw:layer="layout" draw:type="lines" svg:x1="15cm" svg:y1="17cm" svg:x2="19cm" svg:y2="16.5cm" draw:start-shape="id8" draw:start-glue-point="7" draw:end-shape="id13" draw:end-glue-point="6" svg:d="M15000 17000h502l2997-500h501" svg:viewBox="0 0 4001 501">
          <text:p/>
        </draw:connector>
        <draw:connector draw:style-name="gr8" draw:text-style-name="P8" draw:layer="layout" draw:type="lines" svg:x1="19cm" svg:y1="16.5cm" svg:x2="15.25cm" svg:y2="15.5cm" draw:start-shape="id13" draw:start-glue-point="6" draw:end-shape="id12" draw:end-glue-point="6" svg:d="M19000 16500h-501l-3249-498v-502" svg:viewBox="0 0 3751 1001">
          <text:p/>
        </draw:connector>
        <draw:custom-shape draw:style-name="gr11" draw:text-style-name="P1" xml:id="id14" draw:id="id14" draw:layer="layout" svg:width="2.5cm" svg:height="2cm" svg:x="24cm" svg:y="13.5cm">
          <text:p text:style-name="P1">Backup<text:line-break/>serv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8" draw:layer="layout" draw:type="lines" svg:x1="17cm" svg:y1="14.5cm" svg:x2="24cm" svg:y2="14.5cm" draw:start-shape="id12" draw:start-glue-point="7" draw:end-shape="id14" draw:end-glue-point="5" svg:d="M17000 14500h502 5997 501" svg:viewBox="0 0 7001 1">
          <text:p/>
        </draw:connector>
        <presentation:notes draw:style-name="dp2">
          <draw:page-thumbnail draw:style-name="gr12"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cs3" presentation:presentation-page-layout-name="AL1T1">
        <office:forms form:automatic-focus="false" form:apply-design-mode="false"/>
        <draw:frame presentation:style-name="pr3" draw:layer="layout" svg:width="25.199cm" svg:height="3.506cm" svg:x="1.4cm" svg:y="0.837cm" presentation:class="title">
          <draw:text-box>
            <text:p>Toelichting</text:p>
          </draw:text-box>
        </draw:frame>
        <draw:frame presentation:style-name="pr4" draw:text-style-name="P11" draw:layer="layout" svg:width="25.199cm" svg:height="12.18cm" svg:x="1.4cm" svg:y="4.914cm" presentation:class="outline" presentation:user-transformed="true">
          <draw:text-box>
            <text:list text:style-name="L2">
              <text:list-item>
                <text:p text:style-name="P11"><text:span text:style-name="T2">De DWO Export service bij RDW pushed iedere nacht een zip met shp naar GeoServer via Nginx. GeoServer pakt de zip uit in de data directory (=volume)</text:span></text:p>
              </text:list-item>
              <text:list-item>
                <text:p text:style-name="P11"><text:span text:style-name="T2">In de ogr2ogr container draait een cron job die de shp overzet naar de DB en vervolgens de inhoud van de PG tabel converteert naar shp en gml en zipt tbv de Atom feeds. Ook werkt de crob job de datum bij in de Atom Feed xml’s </text:span></text:p>
              </text:list-item>
              <text:list-item>
                <text:p text:style-name="P11"><text:span text:style-name="T2">Voor de View service maakt GeoServer gebruik van de PG tabel</text:span></text:p>
              </text:list-item>
              <text:list-item>
                <text:p text:style-name="P11"><text:span text:style-name="T2">De GeoServer configuratie wordt op de ontwikkel-PC aangemaakt. Deze configuratie staat in de GeoServer data map wat een volume is. De inhoud van dit volume wordt naar Git als Docker data gekopieerd zodat bij het maken van de prod-omgeving GeoServer meteen juist is ingericht.</text:span></text:p>
              </text:list-item>
              <text:list-item>
                <text:p text:style-name="P11"><text:span text:style-name="T2">Nginx wordt als proxy server en als firewall gebruikt. Alleen bepaalde IP-adressen kunnen bij de GeoServer upload en admin</text:span></text:p>
              </text:list-item>
              <text:list-item>
                <text:p text:style-name="P11"><text:span text:style-name="T2">De metadata v.d. View en Download service en van de dataset staat in het NGR. Het NGR heeft geen actieve koppeling met de RDW-INSPIRE applicatie.</text:span></text:p>
              </text:list-item>
            </text:list>
          </draw:text-box>
        </draw:frame>
        <presentation:notes draw:style-name="dp2">
          <office:forms form:automatic-focus="false" form:apply-design-mode="false"/>
          <draw:page-thumbnail draw:style-name="gr12"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1" svg:font-family="'Andale Sans UI'" style:font-pitch="variable"/>
    <style:font-face style:name="Arial Unicode MS1" svg:font-family="'Arial Unicode MS'" style:font-pitch="variable"/>
    <style:font-face style:name="Lucida Sans Unicode" svg:font-family="'Lucida Sans Unicode'" style:font-pitch="variable"/>
    <style:font-face style:name="Tahoma3"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Tahoma1" svg:font-family="Tahoma"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fill-image draw:name="Bitmape_20_1" draw:display-name="Bitmape 1" xlink:href="Pictures/10000000000004220000031AC9789485208D6434.png" xlink:type="simple" xlink:show="embed" xlink:actuate="onLoad"/>
    <draw:fill-image draw:name="background" xlink:href="Pictures/10000000000004220000031AC9789485208D6434.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2"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style:text-line-through-type="none" style:font-name="Albany" fo:font-family="Albany" style:font-family-generic="roman" style:font-pitch="variable" fo:font-size="1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s3-background" style:family="presentation">
      <style:graphic-properties draw:stroke="none" draw:fill="bitmap" draw:fill-image-name="background" draw:fill-image-width="100%" draw:fill-image-height="100%" style:repeat="stretch"/>
      <style:text-properties style:letter-kerning="true"/>
    </style:style>
    <style:style style:name="cs3-backgroundobjects" style:family="presentation">
      <style:graphic-properties draw:shadow="hidden" draw:shadow-offset-x="0.3cm" draw:shadow-offset-y="0.3cm" draw:shadow-color="#808080"/>
      <style:text-properties style:letter-kerning="true"/>
    </style:style>
    <style:style style:name="cs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cs3-outline1" style:family="presentation">
      <style:graphic-properties draw:stroke="none" draw:fill="none">
        <text:list-style style:name="cs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cs3-outline2" style:family="presentation" style:parent-style-name="cs3-outline1">
      <style:paragraph-properties fo:margin-top="0cm" fo:margin-bottom="0.4cm"/>
      <style:text-properties fo:font-size="28pt" style:font-size-asian="28pt" style:font-size-complex="28pt"/>
    </style:style>
    <style:style style:name="cs3-outline3" style:family="presentation" style:parent-style-name="cs3-outline2">
      <style:paragraph-properties fo:margin-top="0cm" fo:margin-bottom="0.3cm"/>
      <style:text-properties fo:font-size="24pt" style:font-size-asian="24pt" style:font-size-complex="24pt"/>
    </style:style>
    <style:style style:name="cs3-outline4" style:family="presentation" style:parent-style-name="cs3-outline3">
      <style:paragraph-properties fo:margin-top="0cm" fo:margin-bottom="0.2cm"/>
      <style:text-properties fo:font-size="20pt" style:font-size-asian="20pt" style:font-size-complex="20pt"/>
    </style:style>
    <style:style style:name="cs3-outline5" style:family="presentation" style:parent-style-name="cs3-outline4">
      <style:paragraph-properties fo:margin-top="0cm" fo:margin-bottom="0.1cm"/>
      <style:text-properties fo:font-size="20pt" style:font-size-asian="20pt" style:font-size-complex="20pt"/>
    </style:style>
    <style:style style:name="cs3-outline6" style:family="presentation" style:parent-style-name="cs3-outline5">
      <style:paragraph-properties fo:margin-top="0cm" fo:margin-bottom="0.1cm"/>
      <style:text-properties fo:font-size="20pt" style:font-size-asian="20pt" style:font-size-complex="20pt"/>
    </style:style>
    <style:style style:name="cs3-outline7" style:family="presentation" style:parent-style-name="cs3-outline6">
      <style:paragraph-properties fo:margin-top="0cm" fo:margin-bottom="0.1cm"/>
      <style:text-properties fo:font-size="20pt" style:font-size-asian="20pt" style:font-size-complex="20pt"/>
    </style:style>
    <style:style style:name="cs3-outline8" style:family="presentation" style:parent-style-name="cs3-outline7">
      <style:paragraph-properties fo:margin-top="0cm" fo:margin-bottom="0.1cm"/>
      <style:text-properties fo:font-size="20pt" style:font-size-asian="20pt" style:font-size-complex="20pt"/>
    </style:style>
    <style:style style:name="cs3-outline9" style:family="presentation" style:parent-style-name="cs3-outline8">
      <style:paragraph-properties fo:margin-top="0cm" fo:margin-bottom="0.1cm"/>
      <style:text-properties fo:font-size="20pt" style:font-size-asian="20pt" style:font-size-complex="20pt"/>
    </style:style>
    <style:style style:name="cs3-subtitle" style:family="presentation">
      <style:graphic-properties draw:stroke="none" draw:fill="none" draw:textarea-vertical-align="middle">
        <text:list-style style:name="cs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2" fo:font-family="Verdana" style:font-style-name="Normalny"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cs3-title" style:family="presentation">
      <style:graphic-properties draw:stroke="none" draw:fill="none" draw:textarea-vertical-align="middle">
        <text:list-style style:name="cs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ahoma1" fo:font-family="Tahoma" style:font-family-generic="swiss" style:font-pitch="variable" fo:font-size="48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952cm" fo:margin-right="0cm" fo:margin-top="0cm" fo:margin-bottom="0.498cm" fo:line-height="101%"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letter-kerning="true" style:font-name-asian="Arial Unicode MS1" style:font-family-asian="'Arial Unicode MS'"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101%"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Arial Unicode MS1" style:font-family-asian="'Arial Unicode MS'" style:font-pitch-asian="variable" style:font-size-asian="28pt" style:font-style-asian="normal" style:font-weight-asian="normal" style:font-name-complex="Arial Unicode MS1"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101%"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101%"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101%"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101%"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101%"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101%"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101%"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1%"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line-through-type="none" style:text-position="0% 100%" style:font-name="Verdana3" fo:font-family="Verdana" style:font-family-generic="swiss" style:font-pitch="variable" fo:font-size="32pt" fo:font-style="normal" fo:text-shadow="none" style:text-underline-style="none" fo:font-weight="normal" style:letter-kerning="true" style:font-name-asian="Arial Unicode MS1" style:font-family-asian="'Arial Unicode MS'"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1%"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48pt" fo:font-style="normal" fo:text-shadow="none" style:text-underline-style="none" fo:font-weight="normal" style:letter-kerning="true" style:font-name-asian="Arial Unicode MS1" style:font-family-asian="'Arial Unicode MS'" style:font-pitch-asian="variable" style:font-size-asian="48pt" style:font-style-asian="normal" style:font-weight-asian="normal" style:font-name-complex="Arial Unicode MS1" style:font-family-complex="'Arial Unicode MS'"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draw:fill-image-width="100%" draw:fill-image-height="100%" style:repeat="stretch"/>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cs3-backgroundobjects">
      <style:graphic-properties draw:stroke="none" draw:fill="none" draw:auto-grow-height="false" fo:min-height="1.449cm"/>
    </style:style>
    <style:style style:name="Mpr2" style:family="presentation" style:parent-style-name="cs3-backgroundobjects">
      <style:graphic-properties draw:stroke="none" draw:fill="none" draw:fill-color="#ffffff" draw:auto-grow-height="false" fo:min-height="1.449cm"/>
    </style:style>
    <style:style style:name="Mpr3" style:family="presentation" style:parent-style-name="cs3-backgroundobjects">
      <style:graphic-properties draw:stroke="none" draw:fill="none" draw:fill-color="#ffffff" draw:auto-grow-height="false" fo:min-height="1.485cm"/>
    </style:style>
    <style:style style:name="Mpr4" style:family="presentation" style:parent-style-name="cs3-backgroundobjects">
      <style:graphic-properties draw:stroke="none" draw:fill="none" draw:fill-color="#ffffff" draw:textarea-vertical-align="bottom" draw:auto-grow-height="false" fo:min-height="1.485cm"/>
    </style:style>
    <style:style style:name="Mpr5" style:family="presentation" style:parent-style-name="Title1-outline1">
      <style:graphic-properties draw:auto-grow-height="false" fo:min-height="13.86cm"/>
    </style:style>
    <style:style style:name="Mpr6" style:family="presentation" style:parent-style-name="Title1-backgroundobjects" style:list-style-name="ML4">
      <style:graphic-properties draw:stroke="none" draw:fill="none" draw:fill-color="#ffffff" draw:auto-grow-height="false" draw:auto-grow-width="false" fo:min-height="0.575cm" fo:min-width="0cm" fo:wrap-option="wrap"/>
    </style:style>
    <style:style style:name="Mpr7" style:family="presentation" style:parent-style-name="Title1-backgroundobjects" style:list-style-name="ML4">
      <style:graphic-properties draw:stroke="none" draw:fill="none" draw:fill-color="#ffffff" draw:auto-grow-height="false" draw:auto-grow-width="false" fo:min-height="0.575cm" fo:min-width="0cm" fo:wrap-option="wrap"/>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font-size="16pt" style:font-size-asian="16pt" style:font-size-complex="16pt"/>
    </style:style>
    <style:style style:name="MP6" style:family="paragraph">
      <loext:graphic-properties draw:fill="none"/>
      <style:text-properties fo:font-size="16pt" style:font-size-asian="16pt" style:font-size-complex="16pt"/>
    </style:style>
    <style:style style:name="MP7" style:family="paragraph">
      <loext:graphic-properties draw:fill="none"/>
      <style:paragraph-properties fo:text-align="center"/>
    </style:style>
    <style:style style:name="MP8" style:family="paragraph">
      <style:paragraph-properties fo:margin-left="0cm" fo:margin-right="0cm" fo:line-height="101%" fo:text-align="center" fo:text-indent="0cm" style:line-break="strict" style:writing-mode="lr-tb"/>
    </style:style>
    <style:style style:name="MP9" style:family="paragraph">
      <loext:graphic-properties draw:fill="none" draw:fill-color="#ffffff"/>
      <style:paragraph-properties fo:margin-left="0cm" fo:margin-right="0cm" fo:line-height="101%" fo:text-align="center" fo:text-indent="0cm" style:line-break="strict" style:writing-mode="lr-tb" style:font-independent-line-spacing="true"/>
    </style:style>
    <style:style style:name="MP10" style:family="paragraph">
      <style:paragraph-properties fo:margin-left="0cm" fo:margin-right="0cm" fo:line-height="95%" fo:text-align="end" fo:text-indent="0cm" style:line-break="strict" style:writing-mode="lr-tb"/>
    </style:style>
    <style:style style:name="MP11"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P12" style:family="paragraph">
      <loext:graphic-properties draw:fill="none" draw:fill-color="#ffffff"/>
      <style:paragraph-properties fo:text-align="center" style:writing-mode="lr-tb"/>
    </style:style>
    <style:style style:name="MP13" style:family="paragraph">
      <loext:graphic-properties draw:fill="solid" draw:fill-color="#ffffff"/>
      <style:paragraph-properties fo:text-align="center"/>
    </style:style>
    <style:style style:name="MP14" style:family="paragraph">
      <style:paragraph-properties fo:margin-left="0cm" fo:margin-right="0cm" fo:line-height="95%" fo:text-indent="0cm" style:line-break="strict" style:writing-mode="lr-tb"/>
    </style:style>
    <style:style style:name="MP15" style:family="paragraph">
      <loext:graphic-properties draw:fill="none" draw:fill-color="#ffffff"/>
      <style:paragraph-properties fo:margin-left="0cm" fo:margin-right="0cm" fo:line-height="95%"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6pt" style:font-size-asian="16pt" style:font-size-complex="16pt"/>
    </style:style>
    <style:style style:name="MT3" style:family="text">
      <style:text-properties fo:color="#000000" style:font-name="Tahoma1" fo:font-size="12pt" fo:language="nl" fo:country="NL" style:font-name-asian="Lucida Sans Unicode" style:font-size-asian="12pt" style:font-name-complex="Lucida Sans Unicode" style:font-size-complex="12pt"/>
    </style:style>
    <style:style style:name="MT4" style:family="text">
      <style:text-properties fo:color="#ff0000" style:font-name="Tahoma1" fo:font-size="12pt" fo:language="nl" fo:country="NL" style:font-name-asian="Lucida Sans Unicode" style:font-size-asian="12pt" style:font-name-complex="Lucida Sans Unicode" style:font-size-complex="12pt"/>
    </style:style>
    <style:style style:name="MT5" style:family="text">
      <style:text-properties fo:color="#000000" style:font-name="Times New Roman" fo:font-size="14pt" fo:language="nl" fo:country="NL" style:font-name-asian="Lucida Sans Unicode" style:font-size-asian="14pt" style:font-name-complex="Lucida Sans Unicod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s3" style:page-layout-name="PM1" draw:style-name="Mdp1">
      <office:forms form:automatic-focus="false" form:apply-design-mode="false"/>
      <draw:frame presentation:style-name="cs3-title" draw:layer="backgroundobjects" svg:width="25.199cm" svg:height="3.506cm" svg:x="1.4cm" svg:y="0.837cm" presentation:class="title" presentation:placeholder="true">
        <draw:text-box/>
      </draw:frame>
      <draw:frame presentation:style-name="cs3-outline1" draw:layer="backgroundobjects" svg:width="25.199cm" svg:height="12.18cm" svg:x="1.4cm" svg:y="4.914cm" presentation:class="outline" presentation:placeholder="true">
        <draw:text-box/>
      </draw:frame>
      <draw:frame presentation:style-name="Mpr1" draw:text-style-name="MP6" draw:layer="backgroundobjects" svg:width="3.924cm" svg:height="1cm" svg:x="12.5cm" svg:y="20cm" presentation:class="footer">
        <draw:text-box>
          <text:p text:style-name="MP5"><text:span text:style-name="MT2">RDW-INSPIR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1.5cm" svg:height="1.8cm" svg:x="25cm" svg:y="1.7cm">
        <draw:image xlink:href="Pictures/10000200000001C600000258AB6C458016A2C51F.gif" xlink:type="simple" xlink:show="embed" xlink:actuate="onLoad">
          <text:p/>
        </draw:image>
      </draw:frame>
      <presentation:notes style:page-layout-name="PM2">
        <office:forms form:automatic-focus="false" form:apply-design-mode="false"/>
        <draw:page-thumbnail presentation:style-name="cs3-title" draw:layer="backgroundobjects" svg:width="14.848cm" svg:height="11.136cm" svg:x="3.075cm" svg:y="2.257cm" presentation:class="page"/>
        <draw:frame presentation:style-name="cs3-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0.603cm" svg:height="3.502cm" svg:x="1.397cm" svg:y="0.837cm" presentation:class="title" presentation:placeholder="true">
        <draw:text-box/>
      </draw:frame>
      <draw:frame presentation:style-name="Mpr5" draw:layer="backgroundobjects" svg:width="25.193cm" svg:height="13.857cm" svg:x="1.397cm" svg:y="4.912cm" presentation:class="outline">
        <draw:text-box>
          <text:list text:style-name="ML3">
            <text:list-item>
              <text:p>Klik om de opmaak van de overzichtstekst te bewerken</text:p>
              <text:list>
                <text:list-item>
                  <text:p>Tweede overzichtsniveau</text:p>
                  <text:list>
                    <text:list-item>
                      <text:p>Derde overzichtsniveau</text:p>
                      <text:list>
                        <text:list-item>
                          <text:p>Vierde overzichtsniveau</text:p>
                          <text:list>
                            <text:list-item>
                              <text:p>Vijfde overzichtsniveau</text:p>
                              <text:list>
                                <text:list-item>
                                  <text:p>Zesde overzichtsniveau</text:p>
                                  <text:list>
                                    <text:list-item>
                                      <text:p>Zevende overzichtsniveau</text:p>
                                      <text:list>
                                        <text:list-item>
                                          <text:p>Achtste overzichtsniveau</text:p>
                                          <text:list>
                                            <text:list-item>
                                              <text:p>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11.5cm" svg:height="0.574cm" svg:x="8.5cm" svg:y="19.997cm" presentation:class="footer">
        <draw:text-box>
          <text:list text:style-name="ML4">
            <text:list-header>
              <text:p text:style-name="MP8"><text:span text:style-name="MT3">Implementing deegr</text:span><text:span text:style-name="MT4">ee</text:span><text:span text:style-name="MT3"> based INSPIRE services</text:span></text:p>
            </text:list-header>
          </text:list>
        </draw:text-box>
      </draw:frame>
      <draw:frame presentation:style-name="Mpr7" draw:text-style-name="MP11" draw:layer="backgroundobjects" svg:width="6.518cm" svg:height="0.574cm" svg:x="20.077cm" svg:y="19.997cm" presentation:class="page-number">
        <draw:text-box>
          <text:list text:style-name="ML4">
            <text:list-header>
              <text:p text:style-name="MP10"><text:span text:style-name="MT5"><text:page-number>&lt;number&gt;</text:page-number></text:span></text:p>
            </text:list-header>
          </text:list>
        </draw:text-box>
      </draw:frame>
      <draw:frame draw:style-name="Mgr4" draw:text-style-name="MP12" draw:layer="backgroundobjects" svg:width="1.336cm" svg:height="1.808cm" svg:x="22cm" svg:y="1.692cm">
        <draw:image xlink:href="Pictures/1000000000000096000000C69933170515CEFFB2.png" xlink:type="simple" xlink:show="embed" xlink:actuate="onLoad">
          <text:p/>
        </draw:image>
      </draw:frame>
      <presentation:notes style:page-layout-name="PM2">
        <office:forms form:automatic-focus="false" form:apply-design-mode="false"/>
        <draw:rect draw:style-name="Mgr5" draw:text-style-name="MP13" draw:layer="backgroundobjects" svg:width="21cm" svg:height="29.7cm" svg:x="0cm" svg:y="0cm">
          <text:p/>
        </draw:rect>
        <draw:page-thumbnail presentation:style-name="Title1-title" draw:layer="backgroundobjects" svg:width="14.843cm" svg:height="11.131cm" svg:x="3.073cm" svg:y="2.258cm" presentation:class="page"/>
        <draw:frame presentation:style-name="Title1-notes" draw:layer="backgroundobjects" svg:width="16.797cm" svg:height="13.362cm" svg:x="2.098cm" svg:y="14.106cm" presentation:class="notes" presentation:placeholder="true">
          <draw:text-box/>
        </draw:frame>
        <draw:frame presentation:style-name="Mpr8" draw:text-style-name="MP15" draw:layer="backgroundobjects" svg:width="9.11cm" svg:height="1.483cm" svg:x="0cm" svg:y="0cm" presentation:class="header">
          <draw:text-box>
            <text:list text:style-name="ML4">
              <text:list-header>
                <text:p text:style-name="MP14"><text:span text:style-name="MT5"><presentation:header/></text:span></text:p>
              </text:list-header>
            </text:list>
          </draw:text-box>
        </draw:frame>
        <draw:frame presentation:style-name="Mpr9" draw:text-style-name="MP11" draw:layer="backgroundobjects" svg:width="9.111cm" svg:height="1.483cm" svg:x="11.883cm" svg:y="0cm" presentation:class="date-time">
          <draw:text-box>
            <text:list text:style-name="ML4">
              <text:list-header>
                <text:p text:style-name="MP10"><text:span text:style-name="MT5"><presentation:date-time/></text:span></text:p>
              </text:list-header>
            </text:list>
          </draw:text-box>
        </draw:frame>
        <draw:frame presentation:style-name="Mpr10" draw:text-style-name="MP15" draw:layer="backgroundobjects" svg:width="9.11cm" svg:height="1.483cm" svg:x="0cm" svg:y="28.212cm" presentation:class="footer">
          <draw:text-box>
            <text:list text:style-name="ML4">
              <text:list-header>
                <text:p text:style-name="MP14"><text:span text:style-name="MT5"><presentation:footer/></text:span></text:p>
              </text:list-header>
            </text:list>
          </draw:text-box>
        </draw:frame>
        <draw:frame presentation:style-name="Mpr11" draw:text-style-name="MP11" draw:layer="backgroundobjects" svg:width="9.111cm" svg:height="1.483cm" svg:x="11.883cm" svg:y="28.212cm" presentation:class="page-number">
          <draw:text-box>
            <text:list text:style-name="ML4">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11-28T12:00:52.86</meta:creation-date>
    <meta:editing-duration>P6DT21H3M10S</meta:editing-duration>
    <meta:editing-cycles>181</meta:editing-cycles>
    <meta:generator>LibreOffice/5.1.6.2$Windows_x86 LibreOffice_project/07ac168c60a517dba0f0d7bc7540f5afa45f0909</meta:generator>
    <dc:description>Creative Commons License
Some rights reserved. This work is licensed under a
Creative Commons Attribution-Noncommercial-Share Alike 3.0 License.

http://th3-prophetman.deviantart.com/art/CS3-55376632

</dc:description>
    <dc:title>CS3</dc:title>
    <meta:initial-creator>Herman Assink</meta:initial-creator>
    <dc:date>2017-05-17T08:38:05.439000000</dc:date>
    <meta:document-statistic meta:object-count="77"/>
    <meta:user-defined meta:name="Informacja 1"/>
    <meta:user-defined meta:name="Informacja 2"/>
    <meta:user-defined meta:name="Informacja 3"/>
    <meta:user-defined meta:name="Informacja 4"/>
    <meta:template xlink:type="simple" xlink:actuate="onRequest" xlink:title="CS3" xlink:href="file:///C:/Users/Herman/AppData/Roaming/OpenOffice.org/3/user/uno_packages/cache/uno_packages/1AC7.tmp_/modern-templates.oxt/template/presnt/cs3.otp"/>
  </office:meta>
</office:document-meta>
</file>